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Linux Biolinum O" fo:font-size="14.000000000000000pt" fo:font-style="normal" fo:font-weight="bold"/>
    </style:style>
    <style:style style:name="T2" style:family="text">
      <style:text-properties fo:font-family="Linux Libertine O" fo:font-size="11.000000000000000pt"/>
    </style:style>
    <style:style style:name="T3" style:family="text">
      <style:text-properties fo:font-family="Liberation Mono" fo:font-size="10.000000000000000pt"/>
    </style:style>
    <style:style style:name="T4" style:family="text">
      <style:text-properties fo:font-family="Linux Libertine O" fo:font-size="10.000000000000000pt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Standard" style:family="paragraph">
      <style:text-properties fo:color="#000000" fo:font-family="Sans Serif"/>
    </style:style>
    <text:list-style style:name="L7">
      <text:list-level-style-bullet text:bullet-char="•" text:level="1">
        <style:list-level-properties text:list-level-position-and-space-mode="label-alignment">
          <style:list-level-label-alignment text:label-followed-by="listtab" text:list-tab-stop-position="36.00000000000pt" fo:text-indent="-18.00000000000pt" fo:margin-left="36.00000000000pt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SHeM ray tracing simulation formatted output</text:span></text:p>
      <text:p text:style-name="P2"/>
      <text:p text:style-name="P2"><text:span text:style-name="T2">Results of the SHeM ray tracing simulation are presented in a Matlab data file (</text:span><text:span text:style-name="T3">.mat</text:span><text:span text:style-name="T2">) and a series of images. Three images are provided per detector aperture: one with only the single scattering contribution, one with only the multiple scattering contribution, and one with the combined signal; other sources of signal that can appear in images are neglected, for example the effusive beam observed in both the Cambridge and Newcastle instruments.</text:span></text:p>
      <text:p text:style-name="P2"/>
      <text:p text:style-name="P2"><text:span text:style-name="T2">The Matlab data file contains three structured data types containing the key parameters and results of the simulation. The three data structures, distances are in mm:</text:span></text:p>
      <text:p text:style-name="P2"/>
      <text:list text:style-name="L7" xml:id="list-e67925ae-c720-4f17-8d23-d5d02f7afad0">
        <text:list-item>
          <text:p text:style-name="P2"><text:span text:style-name="T3">im</text:span><text:span text:style-name="T2"><text:s/>- output data and necessary information to interpret the image</text:span></text:p>
        </text:list-item>
        <text:list-item>
          <text:list text:style-name="L7" xml:id="list-c9755217-854f-48aa-9d44-3f86c2958fbe">
            <text:list-item>
              <text:p text:style-name="P2"><text:span text:style-name="T3">single</text:span><text:span text:style-name="T4"><text:s/></text:span><text:span text:style-name="T2">- cell array of the single scattering contribution for each detector</text:span></text:p>
            </text:list-item>
            <text:list-item>
              <text:p text:style-name="P2"><text:span text:style-name="T3">raster_movement_x</text:span><text:span text:style-name="T2"><text:s/>- movement of the sample between pixels in the x direction</text:span></text:p>
            </text:list-item>
            <text:list-item>
              <text:p text:style-name="P2"><text:span text:style-name="T3">raster_movment_y</text:span><text:span text:style-name="T2"><text:s/>- movement of the sample between pixels in the y direction</text:span></text:p>
            </text:list-item>
            <text:list-item>
              <text:p text:style-name="P2"><text:span text:style-name="T3">multiple</text:span><text:span text:style-name="T2"><text:s/>- cell array of the multiple scattering contribution for each detector</text:span></text:p>
            </text:list-item>
          </text:list>
        </text:list-item>
        <text:list-item>
          <text:p text:style-name="P2"><text:span text:style-name="T3">param</text:span><text:span text:style-name="T2"><text:s/>- general parameters of the simulation</text:span></text:p>
        </text:list-item>
        <text:list-item>
          <text:list text:style-name="L7" xml:id="list-b3dfe1a0-d5a2-49c0-9842-3016e94571c9">
            <text:list-item>
              <text:p text:style-name="P2"><text:span text:style-name="T3">detector_position</text:span><text:span text:style-name="T2"><text:s/>- cell array of the [x,y] coordinates of the centre of the detectors in the z=0 plane</text:span></text:p>
            </text:list-item>
            <text:list-item>
              <text:p text:style-name="P2"><text:span text:style-name="T3">detector_axes</text:span><text:span text:style-name="T2"><text:s/>- cell array of the [x,y] axes of the elliptical detector apertures. Apertures defined as ellipses in the [x,y] plane.</text:span></text:p>
            </text:list-item>
            <text:list-item>
              <text:p text:style-name="P2"><text:span text:style-name="T3">z_sample_to_detector</text:span><text:span text:style-name="T2"><text:s/>- the z distance from the sample to the detector/pinhole plane, <text:s/>can be termed the "perpendicular working distance"</text:span></text:p>
            </text:list-item>
            <text:list-item>
              <text:p text:style-name="P2"><text:span text:style-name="T3">rays_per_pixel</text:span><text:span text:style-name="T2"><text:s/>- the number of rays per pixel used in the simulation</text:span></text:p>
            </text:list-item>
          </text:list>
        </text:list-item>
        <text:list-item>
          <text:p text:style-name="P2"><text:span text:style-name="T3">beam_param</text:span><text:span text:style-name="T2"><text:s/>- parameters that define the incident beam used</text:span></text:p>
        </text:list-item>
        <text:list-item>
          <text:list text:style-name="L7" xml:id="list-23abd091-cb64-46ed-9efe-86737e7d40a9">
            <text:list-item>
              <text:p text:style-name="P2"><text:span text:style-name="T3">init_angle</text:span><text:span text:style-name="T2"><text:s/>- (degrees) the incidence angle used</text:span></text:p>
            </text:list-item>
            <text:list-item>
              <text:p text:style-name="P2"><text:span text:style-name="T3">source_size</text:span><text:span text:style-name="T2"><text:s/>- (radians) angular size of the virtual source size used, for the 'Uniform' model it the maximum angle gone up to, for the 'Gaussian' it is the <text:s/>standard deviation of the source</text:span></text:p>
            </text:list-item>
            <text:list-item>
              <text:p text:style-name="P2"><text:span text:style-name="T3">source_model</text:span><text:span text:style-name="T2"><text:s/>- which model of the virtual source is used. 'Uniform' or 'Gaussian' currently</text:span></text:p>
            </text:list-item>
            <text:list-item>
              <text:p text:style-name="P2"><text:span text:style-name="T3">pinhole_r</text:span><text:span text:style-name="T2"><text:s/>- radius of the pinhole</text:span></text:p>
            </text:list-item>
            <text:list-item>
              <text:p text:style-name="P2"><text:span text:style-name="T3">pinhole_c</text:span><text:span text:style-name="T2"><text:s/>- centre of the pinhole [x, y] in the simulation coordinate system, the z coordinate is defined to be at 0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custom2" style:display-name="Bibliography custom2" style:family="paragraph"/>
    <style:style style:name="Bibliography_20custom1" style:display-name="Bibliography custom1" style:family="paragraph"/>
    <style:style style:name="Bibliography_20www" style:display-name="Bibliography www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custom5" style:display-name="Bibliography custom5" style:family="paragraph"/>
    <style:style style:name="Bibliography_20custom4" style:display-name="Bibliography custom4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Standard" style:display-name="Standard" style:family="paragraph">
      <style:text-properties fo:font-size="1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custom3" style:display-name="Bibliography custom3" style:family="paragraph"/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52.009999999999998pt" fo:margin-left="67.000000000000000pt" fo:margin-right="67.000000000000000pt" fo:margin-top="52.009999999999998pt" fo:padding="0.000000000000000pt" fo:page-height="841.891222259999950pt" fo:page-width="595.276621799999930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4</meta:editing-cycles>
    <dc:date>2019-05-27T19:25:00</dc:date>
    <meta:creation-date>2008-08-22T11:41:04</meta:creation-date>
    <dc:creator>Sam</dc:creator>
  </office:meta>
</office:document-meta>
</file>